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 style:list-style-name="L1">
      <style:text-properties officeooo:rsid="001f04ec" officeooo:paragraph-rsid="001f04ec"/>
    </style:style>
    <style:style style:name="P10" style:family="paragraph" style:parent-style-name="Table_20_Contents" style:list-style-name="L2">
      <style:text-properties officeooo:rsid="002108d5" officeooo:paragraph-rsid="002108d5"/>
    </style:style>
    <style:style style:name="P11" style:family="paragraph" style:parent-style-name="Table_20_Contents" style:list-style-name="L3">
      <style:text-properties officeooo:rsid="001a7475" officeooo:paragraph-rsid="001a7475"/>
    </style:style>
    <style:style style:name="P12" style:family="paragraph" style:parent-style-name="Table_20_Contents" style:list-style-name="L4">
      <style:text-properties officeooo:rsid="00241c28" officeooo:paragraph-rsid="00241c28"/>
    </style:style>
    <style:style style:name="P13" style:family="paragraph" style:parent-style-name="Table_20_Contents" style:list-style-name="L5">
      <style:text-properties officeooo:rsid="00261e1b" officeooo:paragraph-rsid="00261e1b"/>
    </style:style>
    <style:style style:name="P14" style:family="paragraph" style:parent-style-name="Table_20_Contents">
      <style:text-properties officeooo:rsid="002b5a1c" officeooo:paragraph-rsid="002b5a1c"/>
    </style:style>
    <style:style style:name="P15" style:family="paragraph" style:parent-style-name="Table_20_Contents">
      <style:text-properties officeooo:rsid="0028e0aa" officeooo:paragraph-rsid="0028e0aa"/>
    </style:style>
    <style:style style:name="P16" style:family="paragraph" style:parent-style-name="Text_20_body">
      <style:text-properties officeooo:rsid="002b5a1c" officeooo:paragraph-rsid="002b5a1c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98033772320">
          <table:table-cell table:style-name="Table1.A1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4253463444" text:style-name="L1">
              <text:list-item>
                <text:p text:style-name="P9">files &gt; this PC &gt; properties &gt; change settings &gt; change &gt; </text:p>
              </text:list-item>
              <text:list-item>
                <text:p text:style-name="P9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694792751" text:style-name="L2">
              <text:list-item>
                <text:p text:style-name="P10">in run , type ncpa.cpl</text:p>
              </text:list-item>
              <text:list-item>
                <text:p text:style-name="P10">select IPv4 </text:p>
              </text:list-item>
              <text:list-item>
                <text:p text:style-name="P10">enter properties</text:p>
              </text:list-item>
              <text:list-item>
                <text:p text:style-name="P10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98033911408">
          <table:table-cell table:style-name="Table1.A2" office:value-type="string">
            <text:p text:style-name="P2">Connection server installation <text:span text:style-name="T1">(10.12.7.115)</text:span></text:p>
            <text:list xml:id="list3336414776" text:style-name="L3">
              <text:list-item>
                <text:p text:style-name="P11">issue @ AD setup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Line94798033929760">
          <table:table-cell table:style-name="Table1.A2" office:value-type="string">
            <text:p text:style-name="P3">Composer installation<text:span text:style-name="T1">(10.12.7.115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3686143743" text:style-name="L4">
              <text:list-item>
                <text:p text:style-name="P12">Create database</text:p>
              </text:list-item>
              <text:list-item>
                <text:p text:style-name="P12">create user account</text:p>
              </text:list-item>
            </text:list>
            <text:p text:style-name="P5"/>
            <text:p text:style-name="P6">version mismatched:</text:p>
            <text:list xml:id="list1026625125" text:style-name="L5">
              <text:list-item>
                <text:p text:style-name="P13">sql server 2019</text:p>
              </text:list-item>
              <text:list-item>
                <text:p text:style-name="P1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98033931808">
          <table:table-cell table:style-name="Table1.A2" office:value-type="string">
            <text:p text:style-name="P16"><text:span text:style-name="T3">VMware vSphere</text:span></text:p>
            <text:p text:style-name="P1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<text:soft-page-break/>host server to another</text:p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5T21:29:23.929006593</dc:date>
    <meta:editing-duration>PT6H14M1S</meta:editing-duration>
    <meta:editing-cycles>13</meta:editing-cycles>
    <meta:document-statistic meta:table-count="1" meta:image-count="0" meta:object-count="0" meta:page-count="2" meta:paragraph-count="33" meta:word-count="243" meta:character-count="1415" meta:non-whitespace-character-count="1211"/>
  </office:meta>
</office:document-meta>
</file>